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. Fels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8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Chicago, January 28. 1891/</text:p>
      <text:p text:style-name="P2">Rev. Dr. S. Morais,/</text:p>
      <text:p text:style-name="P2"><text:tab/>546 N. 5<text:span text:style-name="T2">th</text:span><text:span text:style-name="T3"> St., Philadelphia./</text:span></text:p>
      <text:p text:style-name="P2"><text:span text:style-name="T3">My dear Sir:-/</text:span></text:p>
      <text:p text:style-name="P2"><text:span text:style-name="T3"><text:tab/>Let me introduce to you by these lines Mr. W. E./ Blackstone, of our city, who is well known to me/ as a highly respectable gentleman, as a pious Christian,/ and as a warm-hearted friend of Israel. <text:s/>Mr. Blackstone/ is going to submit to the Pres. of the U. S. and the Secr'y/ of State a memorial in which he pleads for diplomatic/ interference in behalf of the persecuted Jews in Russia, &amp;c./ <text:s/>You will learn of more of Mr. Bl.'s ideas by your personal/ intercourse with him. <text:s/>It might probably be well, if the/ approaching convention of the "Alliance," in your city,/ would take in consideration the subject matter of Mr. Bl.'s/ memorial, and would, </text:span><text:span text:style-name="T4">mutatis mutandis</text:span><text:span text:style-name="T3">, co-operate with/ him./ <text:s/>With sincerest regards, yours/ B. Fels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2:03:00.56</meta:creation-date>
    <meta:document-statistic meta:table-count="0" meta:image-count="0" meta:object-count="0" meta:page-count="2" meta:paragraph-count="65" meta:word-count="307" meta:character-count="2091"/>
    <dc:date>2011-11-21T12:07:30.58</dc:date>
    <dc:creator>Penn Libraries</dc:creator>
    <meta:editing-duration>PT00H04M30S</meta:editing-duration>
    <meta:editing-cycles>1</meta:editing-cycles>
    <meta:generator>OpenOffice.org/3.2$Win32 OpenOffice.org_project/320m12$Build-9483</meta:generator>
  </office:meta>
</office:document-meta>
</file>